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7C000003202F1C4E4786FCE12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539cm" fo:min-width="3.10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39cm" fo:min-width="3.118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39cm" fo:min-width="3.111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39cm" fo:min-width="3.129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39cm" fo:min-width="3.112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39cm" fo:min-width="3.105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2a6099" draw:opacity="53%" draw:textarea-horizontal-align="justify" draw:textarea-vertical-align="middle" draw:auto-grow-height="false" fo:min-height="1.192cm" fo:min-width="14.396cm" draw:shadow-opacity="53%" loext:decorative="false"/>
    </style:style>
    <style:style style:name="gr9" style:family="graphic" style:parent-style-name="standard">
      <style:graphic-properties svg:stroke-width="0.05cm" draw:marker-start-width="0.28cm" draw:marker-end-width="0.28cm" draw:fill="none" draw:textarea-vertical-align="middle" draw:auto-grow-height="false" fo:min-height="14.646cm" fo:min-width="0.135cm" fo:padding-top="0.15cm" fo:padding-bottom="0.15cm" fo:padding-left="0.275cm" fo:padding-right="0.275cm" fo:wrap-option="wrap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873cm" loext:decorative="false"/>
      <style:paragraph-properties style:writing-mode="lr-tb"/>
    </style:style>
    <style:style style:name="gr11" style:family="graphic" style:parent-style-name="standard">
      <style:graphic-properties svg:stroke-width="0.05cm" draw:marker-start-width="0.28cm" draw:marker-end-width="0.28cm" draw:fill="none" draw:textarea-vertical-align="middle" draw:auto-grow-height="false" fo:min-height="2.036cm" fo:min-width="2.188cm" fo:padding-top="0.15cm" fo:padding-bottom="0.15cm" fo:padding-left="0.275cm" fo:padding-right="0.275cm" fo:wrap-option="wrap" loext:decorative="false"/>
    </style:style>
    <style:style style:name="gr12" style:family="graphic" style:parent-style-name="standard">
      <style:graphic-properties draw:opacity="54%" draw:textarea-horizontal-align="justify" draw:textarea-vertical-align="middle" draw:auto-grow-height="false" fo:min-height="0cm" fo:min-width="1.81cm" draw:shadow-opacity="54%" loext:decorative="false"/>
    </style:style>
    <style:style style:name="gr13" style:family="graphic" style:parent-style-name="standard">
      <style:graphic-properties draw:opacity="54%" draw:textarea-horizontal-align="justify" draw:textarea-vertical-align="middle" draw:auto-grow-height="false" fo:min-height="0cm" fo:min-width="1.809cm" draw:shadow-opacity="54%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 fo:font-weight="bold"/>
    </style:style>
    <style:style style:name="P3" style:family="paragraph">
      <style:paragraph-properties fo:text-align="center" style:writing-mode="lr-tb"/>
      <style:text-properties fo:font-size="18pt" fo:font-weight="bold"/>
    </style:style>
    <style:style style:name="P4" style:family="paragraph">
      <loext:graphic-properties draw:fill="solid" draw:fill-color="#2a6099" draw:opacity="53%"/>
      <style:paragraph-properties fo:text-align="center"/>
    </style:style>
    <style:style style:name="P5" style:family="paragraph">
      <loext:graphic-properties draw:fill="none" draw:fill-color="#ffffff"/>
      <style:text-properties fo:font-size="21pt" fo:font-weight="bold"/>
    </style:style>
    <style:style style:name="P6" style:family="paragraph">
      <loext:graphic-properties draw:opacity="54%"/>
      <style:paragraph-properties fo:text-align="center"/>
    </style:style>
    <style:style style:name="T1" style:family="text">
      <style:text-properties fo:font-size="18pt" fo:font-weight="bold"/>
    </style:style>
    <style:style style:name="T2" style:family="text">
      <style:text-properties fo:font-size="21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7.038cm" svg:x="5.649cm" svg:y="0.962cm">
          <draw:image xlink:href="Pictures/100000010000037C000003202F1C4E4786FCE127.png" xlink:type="simple" xlink:show="embed" xlink:actuate="onLoad" draw:mime-type="image/png">
            <text:p/>
          </draw:image>
        </draw:frame>
        <draw:custom-shape draw:style-name="gr2" draw:text-style-name="P3" draw:layer="layout" svg:width="3.606cm" svg:height="0.789cm" svg:x="23.194cm" svg:y="2.206cm">
          <text:p text:style-name="P2"><text:span text:style-name="T1">Process 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618cm" svg:height="0.789cm" svg:x="23.182cm" svg:y="9.902cm">
          <text:p text:style-name="P2"><text:span text:style-name="T1">Process 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611cm" svg:height="0.789cm" svg:x="23.189cm" svg:y="11.856cm">
          <text:p text:style-name="P2"><text:span text:style-name="T1">Process 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611cm" svg:height="0.789cm" svg:x="23.189cm" svg:y="13.812cm">
          <text:p text:style-name="P2"><text:span text:style-name="T1">Process 7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629cm" svg:height="0.789cm" svg:x="23.171cm" svg:y="15.768cm">
          <text:p text:style-name="P2"><text:span text:style-name="T1">Process 8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612cm" svg:height="0.789cm" svg:x="23.188cm" svg:y="4.125cm">
          <text:p text:style-name="P2"><text:span text:style-name="T1">Process 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605cm" svg:height="0.789cm" svg:x="23.195cm" svg:y="6.079cm">
          <text:p text:style-name="P2"><text:span text:style-name="T1">Process 3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605cm" svg:height="0.789cm" svg:x="23.195cm" svg:y="8.035cm">
          <text:p text:style-name="P2"><text:span text:style-name="T1">Process 4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5.05cm" svg:height="1.596cm" svg:x="7.551cm" svg:y="1.7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5.05cm" svg:height="1.596cm" svg:x="7.498cm" svg:y="3.7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5.05cm" svg:height="1.596cm" svg:x="7.498cm" svg:y="5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5.05cm" svg:height="1.596cm" svg:x="7.534cm" svg:y="7.5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5.05cm" svg:height="1.596cm" svg:x="7.57cm" svg:y="9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5.05cm" svg:height="1.596cm" svg:x="7.517cm" svg:y="11.4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5.05cm" svg:height="1.596cm" svg:x="7.517cm" svg:y="13.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5.05cm" svg:height="1.596cm" svg:x="7.553cm" svg:y="15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758cm" svg:height="15.714cm" svg:x="4.521cm" svg:y="1.4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5" draw:layer="layout" svg:width="4.621cm" svg:height="1.123cm" svg:x="0cm" svg:y="8.754cm">
          <draw:text-box>
            <text:p><text:span text:style-name="T2">np.vstack()</text:span></text:p>
          </draw:text-box>
        </draw:frame>
        <draw:custom-shape draw:style-name="gr11" draw:text-style-name="P1" draw:layer="layout" svg:width="2.998cm" svg:height="2.596cm" svg:x="0.729cm" svg:y="9.833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2.332cm" svg:height="0.233cm" svg:x="1.074cm" svg:y="9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2.331cm" svg:height="0.233cm" svg:x="1.082cm" svg:y="10.2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2.331cm" svg:height="0.232cm" svg:x="1.068cm" svg:y="10.5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2.332cm" svg:height="0.233cm" svg:x="1.075cm" svg:y="10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2.331cm" svg:height="0.233cm" svg:x="1.067cm" svg:y="11.1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2.332cm" svg:height="0.233cm" svg:x="1.074cm" svg:y="11.4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2.332cm" svg:height="0.233cm" svg:x="1.06cm" svg:y="11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2.331cm" svg:height="0.232cm" svg:x="1.068cm" svg:y="12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8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7-26T21:39:09.309000000</dc:date>
    <meta:editing-duration>PT29M21S</meta:editing-duration>
    <meta:editing-cycles>24</meta:editing-cycles>
    <meta:generator>LibreOffice/7.6.2.1$Windows_X86_64 LibreOffice_project/56f7684011345957bbf33a7ee678afaf4d2ba333</meta:generator>
    <meta:document-statistic meta:object-count="28"/>
  </office:meta>
</office:document-meta>
</file>